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24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656" calcext:value-type="float">
            <text:p>82.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23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22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21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20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344" calcext:value-type="float">
            <text:p>80.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19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18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17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16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16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15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14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13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12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11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10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09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08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07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07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07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06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05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04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03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02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01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2000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1999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1998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1997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1996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088" calcext:value-type="float">
            <text:p>75.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1995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1994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1993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1992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1991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199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1989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1988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1988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1987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704" calcext:value-type="float">
            <text:p>75.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1987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1987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1987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7624" calcext:value-type="float">
            <text:p>75.47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1986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1986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1985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1984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1975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1974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1968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122113440301</text:p>
          </table:table-cell>
          <table:table-cell office:value-type="string" calcext:value-type="string">
            <text:p>1948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1" meta:object-count="0"/>
    <meta:user-defined meta:name="AppVersion">3.0</meta:user-defined>
  </office:meta>
</office:document-meta>
</file>